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1afc" officeooo:paragraph-rsid="001b1afc"/>
    </style:style>
    <style:style style:name="P2" style:family="paragraph" style:parent-style-name="Standard">
      <style:text-properties officeooo:rsid="001d11c8" officeooo:paragraph-rsid="001d11c8"/>
    </style:style>
    <style:style style:name="P3" style:family="paragraph" style:parent-style-name="Standard">
      <style:text-properties officeooo:rsid="0022849f" officeooo:paragraph-rsid="0022849f"/>
    </style:style>
    <style:style style:name="P4" style:family="paragraph" style:parent-style-name="Standard">
      <style:text-properties officeooo:rsid="001d6418" officeooo:paragraph-rsid="001d6418"/>
    </style:style>
    <style:style style:name="P5" style:family="paragraph" style:parent-style-name="Standard">
      <style:text-properties officeooo:rsid="002317ac" officeooo:paragraph-rsid="002317ac"/>
    </style:style>
    <style:style style:name="P6" style:family="paragraph" style:parent-style-name="Standard">
      <style:text-properties officeooo:rsid="00241efa" officeooo:paragraph-rsid="00241efa"/>
    </style:style>
    <style:style style:name="T1" style:family="text">
      <style:text-properties officeooo:rsid="001d6418"/>
    </style:style>
    <style:style style:name="T2" style:family="text">
      <style:text-properties officeooo:rsid="001f488d"/>
    </style:style>
    <style:style style:name="T3" style:family="text">
      <style:text-properties officeooo:rsid="00222ec8"/>
    </style:style>
    <style:style style:name="T4" style:family="text">
      <style:text-properties officeooo:rsid="002317ac"/>
    </style:style>
    <style:style style:name="T5" style:family="text">
      <style:text-properties officeooo:rsid="002401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e rôle de l’entreprise si conseil est d’apporter son experience en gestion de projet informatiques.<text:line-break/>Mme latouche doit faire appel a eux car meme si elle a de bonnes compétences en systemes d’information, elle n’a pas les compétences nécessaires pour gérer un tel projet de maniere efficace.</text:p>
      <text:p text:style-name="P1"/>
      <text:p text:style-name="P2">2) mme latouche, si conseil, burger queen, <text:span text:style-name="T1">les employés de si conseil et burger queen </text:span><text:span text:style-name="T3">vont être impliqués dans ce projet.</text:span></text:p>
      <text:p text:style-name="P2"/>
      <text:p text:style-name="P4">3) <text:span text:style-name="T2">des employés, un logiciel de gestion de projet tel que microsoft project, les bornes à installer, un logiciel a installer sur les bornes</text:span></text:p>
      <text:p text:style-name="P4"/>
      <text:p text:style-name="P4"/>
      <text:p text:style-name="P4"/>
      <text:p text:style-name="P3">1 <text:span text:style-name="T4">et 2) </text:span>premièrement, il y aura un devis <text:span text:style-name="T4">qui nécessitera l’intervention d’un technicien. Ensuite, il faut compter plusieurs jours d’installation auquels un employé de burger queen va assister pour pouvoir former ses collègues et 3 jours de tests.<text:line-break/>Il y aura différents contrats entre burger queen et si conseil dont un contrat d’assurance de 2 ans et une licence pour le logiciel à payer tous les mois.</text:span></text:p>
      <text:p text:style-name="P3"/>
      <text:p text:style-name="P5">3)</text:p>
      <text:p text:style-name="P5">phase de préparation :</text:p>
      <text:p text:style-name="P5">- devis</text:p>
      <text:p text:style-name="P5">- passage du technicien pour évaluer la faisabilité du projet</text:p>
      <text:p text:style-name="P5"/>
      <text:p text:style-name="P5">phase de réalisation :</text:p>
      <text:p text:style-name="P5">- finalisation et signature des différents contrats</text:p>
      <text:p text:style-name="P5">- installation des machines</text:p>
      <text:p text:style-name="P5">- formation de l’employé</text:p>
      <text:p text:style-name="P5"/>
      <text:p text:style-name="P5">phase de tests :</text:p>
      <text:p text:style-name="P5">- 3 jours de test pour vérifier le bon fonctionnement du nouveau système</text:p>
      <text:p text:style-name="P5">- quelques jours de test pour le client</text:p>
      <text:p text:style-name="P5">- maintenance long terme (passage éventuel d’un technicien en cas de probl<text:span text:style-name="T5">è</text:span>me)</text:p>
      <text:p text:style-name="P5"/>
      <text:p text:style-name="P6">4) Il est important de planifier le projet pour bien prévoir les coûts éventuels, le temps de réalisation et la faisabilité du projet. Cela permet aussi d’optimiser le temps de réalisation du projet grâce à une meilleure organis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04T15:56:17.721000000</dc:date>
    <meta:editing-duration>PT45M4S</meta:editing-duration>
    <meta:editing-cycles>9</meta:editing-cycles>
    <meta:generator>LibreOffice/7.3.3.2$Windows_X86_64 LibreOffice_project/d1d0ea68f081ee2800a922cac8f79445e4603348</meta:generator>
    <meta:document-statistic meta:table-count="0" meta:image-count="0" meta:object-count="0" meta:page-count="1" meta:paragraph-count="17" meta:word-count="272" meta:character-count="1610" meta:non-whitespace-character-count="1355"/>
  </office:meta>
</office:document-meta>
</file>